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niwersytet Warszawski</text:p>
          </table:table-cell>
          <table:table-cell office:value-type="float" office:value="46125" calcext:value-type="float">
            <text:p>46125</text:p>
          </table:table-cell>
        </table:table-row>
        <table:table-row table:style-name="ro1">
          <table:table-cell office:value-type="string" calcext:value-type="string">
            <text:p>Uniwersytet Jagielloński</text:p>
          </table:table-cell>
          <table:table-cell office:value-type="float" office:value="42374" calcext:value-type="float">
            <text:p>42374</text:p>
          </table:table-cell>
        </table:table-row>
        <table:table-row table:style-name="ro1">
          <table:table-cell office:value-type="string" calcext:value-type="string">
            <text:p>Uniwersytet im. Adama Mickiewicza w Poznaniu</text:p>
          </table:table-cell>
          <table:table-cell office:value-type="float" office:value="40633" calcext:value-type="float">
            <text:p>40633</text:p>
          </table:table-cell>
        </table:table-row>
        <table:table-row table:style-name="ro1">
          <table:table-cell office:value-type="string" calcext:value-type="string">
            <text:p>Uniwersytet Łódzki</text:p>
          </table:table-cell>
          <table:table-cell office:value-type="float" office:value="34428" calcext:value-type="float">
            <text:p>34428</text:p>
          </table:table-cell>
        </table:table-row>
        <table:table-row table:style-name="ro1">
          <table:table-cell office:value-type="string" calcext:value-type="string">
            <text:p>Politechnika Wrocławska</text:p>
          </table:table-cell>
          <table:table-cell office:value-type="float" office:value="34428" calcext:value-type="float">
            <text:p>34428</text:p>
          </table:table-cell>
        </table:table-row>
        <table:table-row table:style-name="ro1">
          <table:table-cell office:value-type="string" calcext:value-type="string">
            <text:p>Politechnika Warszawska</text:p>
          </table:table-cell>
          <table:table-cell office:value-type="float" office:value="34135" calcext:value-type="float">
            <text:p>34135</text:p>
          </table:table-cell>
        </table:table-row>
        <table:table-row table:style-name="ro1">
          <table:table-cell office:value-type="string" calcext:value-type="string">
            <text:p>Akademia Górniczo-Hutnicza</text:p>
          </table:table-cell>
          <table:table-cell office:value-type="float" office:value="33244" calcext:value-type="float">
            <text:p>33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0:07:36.612345348</meta:creation-date>
    <dc:date>2017-06-14T10:47:24.634611312</dc:date>
    <meta:editing-duration>PT39M58S</meta:editing-duration>
    <meta:editing-cycles>2</meta:editing-cycles>
    <meta:generator>LibreOffice/5.3.1.2$Linux_X86_64 LibreOffice_project/30m0$Build-2</meta:generator>
    <meta:document-statistic meta:table-count="1" meta:cell-count="14" meta:object-count="0"/>
  </office:meta>
</office:document-meta>
</file>